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z_describ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α1</text:p>
          </table:table-cell>
          <table:table-cell office:value-type="float" office:value="0.510614767803007" calcext:value-type="float">
            <text:p>0.510614767803007</text:p>
          </table:table-cell>
          <table:table-cell office:value-type="float" office:value="0.549271537552507" calcext:value-type="float">
            <text:p>0.549271537552507</text:p>
          </table:table-cell>
        </table:table-row>
        <table:table-row table:style-name="ro1">
          <table:table-cell office:value-type="string" calcext:value-type="string">
            <text:p>α2</text:p>
          </table:table-cell>
          <table:table-cell office:value-type="float" office:value="0.232767273346321" calcext:value-type="float">
            <text:p>0.232767273346321</text:p>
          </table:table-cell>
          <table:table-cell office:value-type="float" office:value="0.0240535810484421" calcext:value-type="float">
            <text:p>0.024053581048442</text:p>
          </table:table-cell>
        </table:table-row>
        <table:table-row table:style-name="ro1">
          <table:table-cell office:value-type="string" calcext:value-type="string">
            <text:p>β1</text:p>
          </table:table-cell>
          <table:table-cell office:value-type="float" office:value="14.7332268280106" calcext:value-type="float">
            <text:p>14.7332268280106</text:p>
          </table:table-cell>
          <table:table-cell office:value-type="float" office:value="14.8855246228318" calcext:value-type="float">
            <text:p>14.8855246228318</text:p>
          </table:table-cell>
        </table:table-row>
        <table:table-row table:style-name="ro1">
          <table:table-cell office:value-type="string" calcext:value-type="string">
            <text:p>β2</text:p>
          </table:table-cell>
          <table:table-cell office:value-type="float" office:value="6.95973283448123" calcext:value-type="float">
            <text:p>6.95973283448123</text:p>
          </table:table-cell>
          <table:table-cell office:value-type="float" office:value="4.28713692476811" calcext:value-type="float">
            <text:p>4.28713692476811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float" office:value="0.532016450545332" calcext:value-type="float">
            <text:p>0.532016450545332</text:p>
          </table:table-cell>
          <table:table-cell office:value-type="float" office:value="0.537336736812183" calcext:value-type="float">
            <text:p>0.537336736812183</text:p>
          </table:table-cell>
        </table:table-row>
        <table:table-row table:style-name="ro1">
          <table:table-cell office:value-type="string" calcext:value-type="string">
            <text:p>ηₜ</text:p>
          </table:table-cell>
          <table:table-cell office:value-type="float" office:value="0.472575317427796" calcext:value-type="float">
            <text:p>0.472575317427796</text:p>
          </table:table-cell>
          <table:table-cell office:value-type="float" office:value="0.393145205228142" calcext:value-type="float">
            <text:p>0.393145205228142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float" office:value="0.481235360215675" calcext:value-type="float">
            <text:p>0.481235360215675</text:p>
          </table:table-cell>
          <table:table-cell office:value-type="float" office:value="0.374104624780278" calcext:value-type="float">
            <text:p>0.37410462478027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107617742937184" calcext:value-type="float">
            <text:p>0.107617742937184</text:p>
          </table:table-cell>
          <table:table-cell office:value-type="float" office:value="0.02098389205885" calcext:value-type="float">
            <text:p>0.02098389205885</text:p>
          </table:table-cell>
        </table:table-row>
        <table:table-row table:style-name="ro1">
          <table:table-cell office:value-type="string" calcext:value-type="string">
            <text:p>MaxL</text:p>
          </table:table-cell>
          <table:table-cell office:value-type="float" office:value="-175.510496990081" calcext:value-type="float">
            <text:p>-175.510496990081</text:p>
          </table:table-cell>
          <table:table-cell office:value-type="float" office:value="-193.103901734257" calcext:value-type="float">
            <text:p>-193.103901734257</text:p>
          </table:table-cell>
        </table:table-row>
        <table:table-row table:style-name="ro1">
          <table:table-cell office:value-type="string" calcext:value-type="string">
            <text:p>BIC</text:p>
          </table:table-cell>
          <table:table-cell office:value-type="float" office:value="396.651253777411" calcext:value-type="float">
            <text:p>396.651253777411</text:p>
          </table:table-cell>
          <table:table-cell office:value-type="float" office:value="431.838063265763" calcext:value-type="float">
            <text:p>431.838063265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00:27:46.755281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09T00:27:55.466505863</dc:date>
    <meta:editing-duration>PT8S</meta:editing-duration>
    <meta:editing-cycles>1</meta:editing-cycles>
    <meta:document-statistic meta:table-count="1" meta:cell-count="33" meta:object-count="0"/>
  </office:meta>
</office:document-meta>
</file>